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Lienhypertexte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list-style-name="LFO2" style:family="paragraph"/>
    <style:style style:name="P22" style:parent-style-name="Normal" style:list-style-name="LFO2" style:family="paragraph"/>
    <style:style style:name="P23" style:parent-style-name="Normal" style:list-style-name="LFO2" style:family="paragraph"/>
    <style:style style:name="P24" style:parent-style-name="Normal" style:list-style-name="LFO2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list-style-name="LFO3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P33" style:parent-style-name="Normal" style:list-style-name="LFO4" style:family="paragraph"/>
    <style:style style:name="P34" style:parent-style-name="Normal" style:list-style-name="LFO4" style:family="paragraph"/>
    <style:style style:name="P35" style:parent-style-name="Normal" style:list-style-name="LFO4" style:family="paragraph"/>
    <style:style style:name="P36" style:parent-style-name="Normal" style:family="paragraph">
      <style:text-properties fo:font-weight="bold" style:font-weight-asian="bold" style:font-weight-complex="bold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5" style:family="paragraph"/>
    <style:style style:name="P39" style:parent-style-name="Normal" style:list-style-name="LFO5" style:family="paragraph"/>
    <style:style style:name="P40" style:parent-style-name="Normal" style:list-style-name="LFO5" style:family="paragraph"/>
    <style:style style:name="P41" style:parent-style-name="Normal" style:list-style-name="LFO5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list-style-name="LFO6" style:family="paragraph"/>
    <style:style style:name="P44" style:parent-style-name="Normal" style:list-style-name="LFO6" style:family="paragraph"/>
    <style:style style:name="P45" style:parent-style-name="Normal" style:list-style-name="LFO6" style:family="paragraph"/>
    <style:style style:name="P46" style:parent-style-name="Normal" style:list-style-name="LFO6" style:family="paragraph"/>
    <style:style style:name="P47" style:parent-style-name="Normal" style:list-style-name="LFO6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Normal" style:list-style-name="LFO7" style:family="paragraph"/>
    <style:style style:name="P50" style:parent-style-name="Normal" style:list-style-name="LFO7" style:family="paragraph"/>
    <style:style style:name="P51" style:parent-style-name="Normal" style:list-style-name="LFO7" style:family="paragraph"/>
    <style:style style:name="P52" style:parent-style-name="Normal" style:list-style-name="LFO7" style:family="paragraph"/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8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list-style-name="LFO8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list-style-name="LFO8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Normal" style:list-style-name="LFO8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Normal" style:list-style-name="LFO8" style:family="paragraph"/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9" style:family="paragraph"/>
    <style:style style:name="P68" style:parent-style-name="Normal" style:list-style-name="LFO9" style:family="paragraph"/>
    <style:style style:name="P69" style:parent-style-name="Normal" style:list-style-name="LFO9" style:family="paragraph"/>
    <style:style style:name="P70" style:parent-style-name="Normal" style:list-style-name="LFO9" style:family="paragraph"/>
    <style:style style:name="P71" style:parent-style-name="Normal" style:list-style-name="LFO9" style:family="paragraph"/>
    <style:style style:name="P72" style:parent-style-name="Normal" style:list-style-name="LFO9" style:family="paragraph"/>
    <style:style style:name="P73" style:parent-style-name="Normal" style:list-style-name="LFO9" style:family="paragraph"/>
    <style:style style:name="P74" style:parent-style-name="Normal" style:family="paragraph">
      <style:text-properties fo:font-weight="bold" style:font-weight-asian="bold" style:font-weight-complex="bold"/>
    </style:style>
    <style:style style:name="T75" style:parent-style-name="Lienhypertexte" style:family="text">
      <style:text-properties fo:font-weight="bold" style:font-weight-asian="bold" style:font-weight-complex="bold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list-style-name="LFO10" style:family="paragraph"/>
    <style:style style:name="P80" style:parent-style-name="Normal" style:list-style-name="LFO10" style:family="paragraph"/>
    <style:style style:name="P81" style:parent-style-name="Normal" style:list-style-name="LFO10" style:family="paragraph"/>
    <style:style style:name="T82" style:parent-style-name="Policepardéfaut" style:family="text">
      <style:text-properties fo:font-weight="bold" style:font-weight-asian="bold" style:font-weight-complex="bold"/>
    </style:style>
    <style:style style:name="P83" style:parent-style-name="Normal" style:list-style-name="LFO11" style:family="paragraph"/>
    <style:style style:name="P84" style:parent-style-name="Normal" style:list-style-name="LFO11" style:family="paragraph"/>
    <style:style style:name="P85" style:parent-style-name="Normal" style:list-style-name="LFO11" style:family="paragraph"/>
    <style:style style:name="P86" style:parent-style-name="Normal" style:list-style-name="LFO11" style:family="paragraph"/>
    <style:style style:name="P87" style:parent-style-name="Normal" style:list-style-name="LFO11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list-style-name="LFO12" style:family="paragraph"/>
    <style:style style:name="P90" style:parent-style-name="Normal" style:list-style-name="LFO12" style:family="paragraph"/>
    <style:style style:name="P91" style:parent-style-name="Normal" style:list-style-name="LFO12" style:family="paragraph"/>
    <style:style style:name="P92" style:parent-style-name="Normal" style:list-style-name="LFO12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Analyse du Cahier des Charges : </text:span><text:a xlink:href="https://sougui.tn/" office:target-frame-name="_blank" xlink:show="new"><text:span text:style-name="T3">Sougui.TN</text:span></text:a></text:p>
      <text:p text:style-name="P4">1. Liste des verbes d’action classés par thématiques</text:p>
      <text:p text:style-name="Normal"><text:span text:style-name="T5">Analyse &amp; Exploitation des données</text:span></text:p>
      <text:list text:style-name="LFO1" text:continue-numbering="true">
        <text:list-item>
          <text:p text:style-name="P6">Exploiter</text:p>
        </text:list-item>
        <text:list-item>
          <text:p text:style-name="P7">Consolider</text:p>
        </text:list-item>
        <text:list-item>
          <text:p text:style-name="P8">Visualiser</text:p>
        </text:list-item>
        <text:list-item>
          <text:p text:style-name="P9">Analyser</text:p>
        </text:list-item>
        <text:list-item>
          <text:p text:style-name="P10">Identifier</text:p>
        </text:list-item>
        <text:list-item>
          <text:p text:style-name="P11">Calculer</text:p>
        </text:list-item>
        <text:list-item>
          <text:p text:style-name="P12">Détecter</text:p>
        </text:list-item>
        <text:list-item>
          <text:p text:style-name="P13">Segmenter</text:p>
        </text:list-item>
        <text:list-item>
          <text:p text:style-name="P14">Prévoir</text:p>
        </text:list-item>
        <text:list-item>
          <text:p text:style-name="P15">Transformer</text:p>
        </text:list-item>
      </text:list>
      <text:p text:style-name="Normal"><text:span text:style-name="T16">Gestion &amp; Optimisation</text:span></text:p>
      <text:list text:style-name="LFO2" text:continue-numbering="true">
        <text:list-item>
          <text:p text:style-name="P17">Optimiser</text:p>
        </text:list-item>
        <text:list-item>
          <text:p text:style-name="P18">Améliorer</text:p>
        </text:list-item>
        <text:list-item>
          <text:p text:style-name="P19">Soutenir</text:p>
        </text:list-item>
        <text:list-item>
          <text:p text:style-name="P20">Gérer</text:p>
        </text:list-item>
        <text:list-item>
          <text:p text:style-name="P21">Anticiper</text:p>
        </text:list-item>
        <text:list-item>
          <text:p text:style-name="P22">Réduire</text:p>
        </text:list-item>
        <text:list-item>
          <text:p text:style-name="P23">Faciliter</text:p>
        </text:list-item>
        <text:list-item>
          <text:p text:style-name="P24">Automatiser</text:p>
        </text:list-item>
      </text:list>
      <text:p text:style-name="Normal"><text:span text:style-name="T25">Développement &amp; Mise en œuvre</text:span></text:p>
      <text:list text:style-name="LFO3" text:continue-numbering="true">
        <text:list-item>
          <text:p text:style-name="P26">Développer</text:p>
        </text:list-item>
        <text:list-item>
          <text:p text:style-name="P27">Mettre en place</text:p>
        </text:list-item>
        <text:list-item>
          <text:p text:style-name="P28">Intégrer</text:p>
        </text:list-item>
        <text:list-item>
          <text:p text:style-name="P29">Documenter</text:p>
        </text:list-item>
        <text:list-item>
          <text:p text:style-name="P30">Recommander</text:p>
        </text:list-item>
      </text:list>
      <text:p text:style-name="Normal"><text:span text:style-name="T31">Suivi &amp; Contrôle</text:span></text:p>
      <text:list text:style-name="LFO4" text:continue-numbering="true">
        <text:list-item>
          <text:p text:style-name="P32">Suivre</text:p>
        </text:list-item>
        <text:list-item>
          <text:p text:style-name="P33">Suivre (KPI, stocks, performances)</text:p>
        </text:list-item>
        <text:list-item>
          <text:p text:style-name="P34">Protéger</text:p>
        </text:list-item>
        <text:list-item>
          <text:p text:style-name="P35">Sécuriser</text:p>
        </text:list-item>
      </text:list>
      <text:p text:style-name="Normal"><draw:custom-shape svg:x="0in" svg:y="0in" svg:width="0in" svg:height="0.01042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36">2. Identification des décideurs du projet</text:p>
      <text:p text:style-name="Normal"><text:span text:style-name="T37">Décideurs stratégiques</text:span> :</text:p>
      <text:list text:style-name="LFO5" text:continue-numbering="true">
        <text:list-item>
          <text:p text:style-name="P38">Direction générale</text:p>
        </text:list-item>
        <text:list-item>
          <text:p text:style-name="P39">Directeur commercial</text:p>
        </text:list-item>
        <text:list-item>
          <text:p text:style-name="P40">Directeur financier</text:p>
        </text:list-item>
        <text:list-item>
          <text:p text:style-name="P41">Directeur des systèmes d’information</text:p>
        </text:list-item>
      </text:list>
      <text:p text:style-name="Normal"><text:span text:style-name="T42">Décideurs opérationnels</text:span> :</text:p>
      <text:list text:style-name="LFO6" text:continue-numbering="true">
        <text:list-item>
          <text:p text:style-name="P43">Responsable logistique</text:p>
        </text:list-item>
        <text:list-item>
          <text:p text:style-name="P44">Responsable marketing</text:p>
        </text:list-item>
        <text:list-item>
          <text:p text:style-name="P45">Responsable clientèle</text:p>
        </text:list-item>
        <text:list-item>
          <text:p text:style-name="P46">Responsable des achats</text:p>
        </text:list-item>
        <text:list-item>
          <text:p text:style-name="P47">Responsable de la qualité</text:p>
        </text:list-item>
      </text:list>
      <text:p text:style-name="Normal"><text:span text:style-name="T48">Utilisateurs finaux</text:span> :</text:p>
      <text:list text:style-name="LFO7" text:continue-numbering="true">
        <text:list-item>
          <text:p text:style-name="P49">Équipes commerciales</text:p>
        </text:list-item>
        <text:list-item>
          <text:p text:style-name="P50">Équipes logistiques</text:p>
        </text:list-item>
        <text:list-item>
          <text:p text:style-name="P51">Équipes financières</text:p>
        </text:list-item>
        <text:list-item>
          <text:p text:style-name="P52">Service client</text:p>
        </text:list-item>
      </text:list>
      <text:p text:style-name="Normal"><draw:custom-shape svg:x="0in" svg:y="0in" svg:width="0in" svg:height="0.01042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53">3. Identification des objectifs</text:p>
      <text:p text:style-name="P54">Objectif global</text:p>
      <text:p text:style-name="Normal">Mettre en place un écosystème analytique (BI &amp; IA/ML) permettant de transformer les données historiques de <text:a xlink:href="https://sougui.tn/" office:target-frame-name="_blank" xlink:show="new"><text:span text:style-name="Lienhypertexte">Sougui.TN</text:span></text:a> en insights exploitables pour optimiser les performances commerciales, améliorer l’expérience client et soutenir la prise de décision stratégique et opérationnelle.</text:p>
      <text:p text:style-name="P55">Objectifs intermédiaires</text:p>
      <text:list text:style-name="LFO8" text:continue-numbering="true">
        <text:list-item>
          <text:p text:style-name="P56"><text:span text:style-name="T57">Consolidation et visualisation des données commerciales</text:span></text:p>
        </text:list-item>
        <text:list-item>
          <text:p text:style-name="P58"><text:span text:style-name="T59">Analyse approfondie des performances de vente</text:span></text:p>
        </text:list-item>
        <text:list-item>
          <text:p text:style-name="P60"><text:span text:style-name="T61">Optimisation des ressources financières</text:span></text:p>
        </text:list-item>
        <text:list-item>
          <text:p text:style-name="P62"><text:span text:style-name="T63">Amélioration de la qualité produit/service via l’analyse des retours</text:span></text:p>
        </text:list-item>
        <text:list-item>
          <text:p text:style-name="P64"><text:span text:style-name="T65">Implémentation de modèles prédictifs et d’analyse avancée (IA/ML)</text:span></text:p>
        </text:list-item>
      </text:list>
      <text:p text:style-name="P66">Objectifs opérationnels</text:p>
      <text:list text:style-name="LFO9" text:continue-numbering="true">
        <text:list-item>
          <text:p text:style-name="P67">Automatiser les rapports de CA, ventes, marges</text:p>
        </text:list-item>
        <text:list-item>
          <text:p text:style-name="P68">Identifier les produits performants et non performants</text:p>
        </text:list-item>
        <text:list-item>
          <text:p text:style-name="P69">Réduire les délais de traitement et de livraison</text:p>
        </text:list-item>
        <text:list-item>
          <text:p text:style-name="P70">Détecter les anomalies dans les transactions</text:p>
        </text:list-item>
        <text:list-item>
          <text:p text:style-name="P71">Personnaliser les campagnes marketing via la segmentation client</text:p>
        </text:list-item>
        <text:list-item>
          <text:p text:style-name="P72">Anticiper la demande et les ruptures de stock</text:p>
        </text:list-item>
        <text:list-item>
          <text:p text:style-name="P73">Fournir des tableaux de bord interactifs aux décideurs</text:p>
        </text:list-item>
      </text:list>
      <text:p text:style-name="Normal"><draw:custom-shape svg:x="0in" svg:y="0in" svg:width="0in" svg:height="0.01042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74">4. Recherche approfondie sur le métier de l’entreprise</text:p>
      <text:p text:style-name="Normal"><text:a xlink:href="https://sougui.tn/" office:target-frame-name="_blank" xlink:show="new"><text:span text:style-name="T75">Sougui.TN</text:span></text:a> est une entreprise tunisienne de vente en ligne (<text:span text:style-name="T76">e-commerce</text:span>) spécialisée dans la commercialisation de <text:span text:style-name="T77">produits divers</text:span> (probablement grand public : électronique, maison, mode, etc.).</text:p>
      <text:p text:style-name="Normal"><text:span text:style-name="T78">Contexte métier</text:span> :</text:p>
      <text:list text:style-name="LFO10" text:continue-numbering="true">
        <text:list-item>
          <text:p text:style-name="P79">Marché compétitif de l’e-commerce en Tunisie</text:p>
        </text:list-item>
        <text:list-item>
          <text:p text:style-name="P80">Gestion de volumes de données hétérogènes : commandes, livraisons, factures, virements</text:p>
        </text:list-item>
        <text:list-item>
          <text:p text:style-name="P81">Besoin de réactivité et d’optimisation continue des processus commerciaux, logistiques et financiers</text:p>
        </text:list-item>
      </text:list>
      <text:p text:style-name="Normal"><text:span text:style-name="T82">Enjeux identifiés</text:span> :</text:p>
      <text:list text:style-name="LFO11" text:continue-numbering="true">
        <text:list-item>
          <text:p text:style-name="P83">Amélioration de l’expérience client et fidélisation</text:p>
        </text:list-item>
        <text:list-item>
          <text:p text:style-name="P84">Optimisation des stocks et de la supply chain</text:p>
        </text:list-item>
        <text:list-item>
          <text:p text:style-name="P85">Maximisation du chiffre d’affaires et des marges</text:p>
        </text:list-item>
        <text:list-item>
          <text:p text:style-name="P86">Conformité RGPD et sécurisation des données</text:p>
        </text:list-item>
        <text:list-item>
          <text:p text:style-name="P87">Passage d’une gestion réactive à une gestion proactive grâce à la data</text:p>
        </text:list-item>
      </text:list>
      <text:p text:style-name="Normal"><text:span text:style-name="T88">Spécificités du secteur e-commerce en Tunisie</text:span> :</text:p>
      <text:list text:style-name="LFO12" text:continue-numbering="true">
        <text:list-item>
          <text:p text:style-name="P89">Croissance du marché numérique</text:p>
        </text:list-item>
        <text:list-item>
          <text:p text:style-name="P90">Importance de la logistique et des délais de livraison</text:p>
        </text:list-item>
        <text:list-item>
          <text:p text:style-name="P91">Sensibilité aux promotions et au marketing ciblé</text:p>
        </text:list-item>
        <text:list-item>
          <text:p text:style-name="P92">Régulation des données personnelles (RGPD local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 benkhebbab</meta:initial-creator>
    <dc:creator>moh benkhebbab</dc:creator>
    <meta:creation-date>2026-01-31T13:50:00Z</meta:creation-date>
    <dc:date>2026-01-31T13:51:00Z</dc:date>
    <meta:template xlink:href="Normal" xlink:type="simple"/>
    <meta:editing-cycles>1</meta:editing-cycles>
    <meta:editing-duration>PT60S</meta:editing-duration>
    <meta:document-statistic meta:page-count="3" meta:paragraph-count="6" meta:word-count="472" meta:character-count="3068" meta:row-count="21" meta:non-whitespace-character-count="2602"/>
  </office:meta>
</office:document-meta>
</file>